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fo:font-weight="normal" officeooo:rsid="001e0c35" officeooo:paragraph-rsid="001e0c35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e0c35" officeooo:paragraph-rsid="001e0c3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e0c35" officeooo:paragraph-rsid="001e4f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e4f97" officeooo:paragraph-rsid="001e4f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f14ec" officeooo:paragraph-rsid="001f14e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f14ec" officeooo:paragraph-rsid="001f14e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20ecf7" officeooo:paragraph-rsid="0020ecf7" style:font-size-asian="10.5pt" style:font-weight-asian="normal" style:font-size-complex="12pt" style:font-weight-complex="normal"/>
    </style:style>
    <style:style style:name="T1" style:family="text">
      <style:text-properties officeooo:rsid="001e4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DIA PROJECT</text:p>
      <text:p text:style-name="P2"/>
      <text:p text:style-name="P2"/>
      <text:p text:style-name="P2"/>
      <text:p text:style-name="P2">Link to Figma Project</text:p>
      <text:p text:style-name="P2">(Used to configure layout and organize <text:span text:style-name="T1">application)</text:span></text:p>
      <text:p text:style-name="P2"/>
      <text:p text:style-name="P2"><text:a xlink:type="simple" xlink:href="https://www.figma.com/file/t7Lh9zcFb3TVkGkWtmOLJF/Foodia?type=design&amp;node-id=5%3A22&amp;t=2KJ9Upo8KN6dueHF-1" text:style-name="Internet_20_link" text:visited-style-name="Visited_20_Internet_20_Link">https://www.figma.com/file/t7Lh9zcFb3TVkGkWtmOLJF/Foodia?type=design&amp;node-id=5%3A22&amp;t=2KJ9Upo8KN6dueHF-1</text:a></text:p>
      <text:p text:style-name="P2"/>
      <text:p text:style-name="P2"/>
      <text:p text:style-name="P2"/>
      <text:p text:style-name="P4">Image slider bootstrap</text:p>
      <text:p text:style-name="P4"><text:a xlink:type="simple" xlink:href="https://swiperjs.com/get-started" text:style-name="Internet_20_link" text:visited-style-name="Visited_20_Internet_20_Link">https://swiperjs.com/get-started</text:a></text:p>
      <text:p text:style-name="P3"/>
      <text:p text:style-name="P4">Image viewer used</text:p>
      <text:p text:style-name="P4"><text:a xlink:type="simple" xlink:href="https://www.w3schools.com/howto/howto_js_tab_img_gallery.asp" text:style-name="Internet_20_link" text:visited-style-name="Visited_20_Internet_20_Link">https://www.w3schools.com/howto/howto_js_tab_img_gallery.asp</text:a></text:p>
      <text:p text:style-name="P4"/>
      <text:p text:style-name="P5">Image zoomer</text:p>
      <text:p text:style-name="P5"><text:a xlink:type="simple" xlink:href="https://alt-web.com/TUTORIALS/?id=bootstrap_simple_image_zoom" text:style-name="Internet_20_link" text:visited-style-name="Visited_20_Internet_20_Link">https://alt-web.com/TUTORIALS/?id=bootstrap_simple_image_zoom</text:a></text:p>
      <text:p text:style-name="P5"/>
      <text:p text:style-name="P7">List of what to do:</text:p>
      <text:p text:style-name="P7"/>
      <text:p text:style-name="P7"/>
      <text:p text:style-name="P7"/>
      <text:p text:style-name="P7">Create more renders</text:p>
      <text:p text:style-name="P7"/>
      <text:p text:style-name="P7">Finnish the help page</text:p>
      <text:p text:style-name="P7"/>
      <text:p text:style-name="P7">Recolor layout</text:p>
      <text:p text:style-name="P7"/>
      <text:p text:style-name="P7">Add Inspiration to Doc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6:44:11.824976489</meta:creation-date>
    <dc:date>2023-06-01T01:50:07.116595501</dc:date>
    <meta:editing-duration>PT46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43" meta:character-count="489" meta:non-whitespace-character-count="461"/>
  </office:meta>
</office:document-meta>
</file>